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105.19pt"/>
    </style:style>
    <style:style style:name="co9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5" style:family="table-cell" style:parent-style-name="Default" style:data-style-name="N61">
      <style:text-properties style:font-name="Open Sans"/>
    </style:style>
    <style:style style:name="ce6" style:family="table-cell" style:parent-style-name="Default" style:data-style-name="N0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21pt" svg:y="841.8pt">
            <draw:object draw:notify-on-update-of-ranges="Sheet1.B18:Sheet1.B2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86.31pt" svg:y="587.14pt">
            <draw:object draw:notify-on-update-of-ranges="Sheet1.B17:Sheet1.B2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3pt" svg:x="22.9pt" svg:y="478.12pt">
            <draw:object draw:notify-on-update-of-ranges="Sheet1.B18:Sheet1.B24 Sheet1.I7:Sheet1.I7 Sheet1.I8:Sheet1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32pt" svg:height="288pt" svg:x="1458.54pt" svg:y="341.06pt">
            <draw:object draw:notify-on-update-of-ranges="Sheet1.B8:Sheet1.B13 Sheet1.J8:Sheet1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  <svg:title>Total pressure drop at 2.4 seconds</svg:title>
          </draw:frame>
          <draw:frame draw:z-index="4" draw:style-name="gr1" draw:text-style-name="P1" svg:width="432pt" svg:height="288pt" svg:x="1450.74pt" svg:y="25.63pt">
            <draw:object draw:notify-on-update-of-ranges="Sheet1.B8:Sheet1.B13 Sheet1.C8:Sheet1.C1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  <svg:title>Total pressure drop at 2.4 seconds</svg:title>
          </draw:frame>
          <draw:frame draw:z-index="5" draw:style-name="gr1" draw:text-style-name="P1" svg:width="432pt" svg:height="288pt" svg:x="996.26pt" svg:y="342.62pt">
            <draw:object draw:notify-on-update-of-ranges="Sheet1.B8:Sheet1.B13 Sheet1.G18:Sheet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Total pressure drop at 2.4 seconds</svg:title>
          </draw:frame>
          <draw:frame draw:z-index="6" draw:style-name="gr1" draw:text-style-name="P1" svg:width="432pt" svg:height="288pt" svg:x="991.56pt" svg:y="19.53pt">
            <draw:object draw:notify-on-update-of-ranges="Sheet1.B8:Sheet1.B13 Sheet1.I8:Sheet1.I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  <svg:title>Total pressure drop at 2.4 seconds</svg:title>
          </draw:frame>
          <draw:frame draw:z-index="7" draw:style-name="gr1" draw:text-style-name="P1" svg:width="432pt" svg:height="288pt" svg:x="995.5pt" svg:y="654.21pt">
            <draw:object draw:notify-on-update-of-ranges="Sheet1.I18:Sheet1.I23 Sheet1.J17:Sheet1.J17 Sheet1.J18:Sheet1.J23 Sheet1.I18:Sheet1.I23 Sheet1.K17:Sheet1.K17 Sheet1.K18:Sheet1.K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495.86pt" svg:y="320.68pt">
            <draw:object draw:notify-on-update-of-ranges="Sheet1.D26:Sheet1.D26 Sheet1.D27:Sheet1.D32 Sheet1.F26:Sheet1.F26 Sheet1.F27:Sheet1.F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1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in 2.4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total p drop 2.4</text:p>
          </table:table-cell>
          <table:table-cell office:value-type="string" calcext:value-type="string">
            <text:p>percentage diff p ou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eltaPtot id</text:p>
          </table:table-cell>
          <table:table-cell office:value-type="string" calcext:value-type="string">
            <text:p>p drop losses</text:p>
          </table:table-cell>
          <table:table-cell office:value-type="string" calcext:value-type="string">
            <text:p>eta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5.17579752517" calcext:value-type="float">
            <text:p>5.17579752517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5" office:value-type="float" office:value="0.4577617" calcext:value-type="float">
            <text:p>4.58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21621" calcext:value-type="float">
            <text:p>6.52E-01</text:p>
          </table:table-cell>
          <table:table-cell table:style-name="ce6" table:formula="of:=([.G8]-[.F8])*1000" office:value-type="float" office:value="142.2383" calcext:value-type="float">
            <text:p>142.2383</text:p>
          </table:table-cell>
          <table:table-cell table:style-name="ce5" table:formula="of:=([.H8]-[.F8])*1000" office:value-type="float" office:value="194.4004" calcext:value-type="float">
            <text:p>1.94E+02</text:p>
          </table:table-cell>
          <table:table-cell table:formula="of:=([.F8]-[.F9])*100/[.F8]" office:value-type="float" office:value="-0.582311713714797" calcext:value-type="float">
            <text:p>-0.58231171371479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8]/[.L8]-100)/1000" office:value-type="float" office:value="-0.230701957706313" calcext:value-type="float">
            <text:p>-0.230701957706313</text:p>
          </table:table-cell>
          <table:table-cell table:formula="of:=[.I8]-[.M8]" office:value-type="float" office:value="142.469001957706" calcext:value-type="float">
            <text:p>142.469001957706</text:p>
          </table:table-cell>
          <table:table-cell table:formula="of:=[.M8]/[.I8]" office:value-type="float" office:value="-0.00162193978489839" calcext:value-type="float">
            <text:p>-0.001621939784898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5" office:value-type="float" office:value="0.4604273" calcext:value-type="float">
            <text:p>4.60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40876" calcext:value-type="float">
            <text:p>6.44E-01</text:p>
          </table:table-cell>
          <table:table-cell table:style-name="ce6" table:formula="of:=([.G9]-[.F9])*1000" office:value-type="float" office:value="139.5727" calcext:value-type="float">
            <text:p>139.5727</text:p>
          </table:table-cell>
          <table:table-cell table:style-name="ce5" table:formula="of:=([.H9]-[.F9])*1000" office:value-type="float" office:value="183.6603" calcext:value-type="float">
            <text:p>1.84E+02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9]/[.L9]-100000)/1000/1000" office:value-type="float" office:value="-0.100123305441181" calcext:value-type="float">
            <text:p>-0.100123305441181</text:p>
          </table:table-cell>
          <table:table-cell table:formula="of:=[.I9]-[.M9]" office:value-type="float" office:value="139.672823305441" calcext:value-type="float">
            <text:p>139.67282330544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5" office:value-type="float" office:value="0.4657744" calcext:value-type="float">
            <text:p>4.66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54315" calcext:value-type="float">
            <text:p>6.45E-01</text:p>
          </table:table-cell>
          <table:table-cell table:style-name="ce6" table:formula="of:=([.G10]-[.F10])*1000" office:value-type="float" office:value="134.2256" calcext:value-type="float">
            <text:p>134.2256</text:p>
          </table:table-cell>
          <table:table-cell table:style-name="ce5" table:formula="of:=([.H10]-[.F10])*1000" office:value-type="float" office:value="179.6571" calcext:value-type="float">
            <text:p>1.80E+02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0]/[.L10]-100000)/1000/1000" office:value-type="float" office:value="-0.100121747663423" calcext:value-type="float">
            <text:p>-0.100121747663423</text:p>
          </table:table-cell>
          <table:table-cell table:formula="of:=[.I10]-[.M10]" office:value-type="float" office:value="134.325721747663" calcext:value-type="float">
            <text:p>134.325721747663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5" office:value-type="float" office:value="0.4740417" calcext:value-type="float">
            <text:p>4.7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475055" calcext:value-type="float">
            <text:p>6.48E-01</text:p>
          </table:table-cell>
          <table:table-cell table:style-name="ce6" table:formula="of:=([.G11]-[.F11])*1000" office:value-type="float" office:value="125.9583" calcext:value-type="float">
            <text:p>125.9583</text:p>
          </table:table-cell>
          <table:table-cell table:style-name="ce5" table:formula="of:=([.H11]-[.F11])*1000" office:value-type="float" office:value="173.4638" calcext:value-type="float">
            <text:p>1.73E+02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1]/[.L11]-100000)/1000/1000" office:value-type="float" office:value="-0.100120662816459" calcext:value-type="float">
            <text:p>-0.100120662816459</text:p>
          </table:table-cell>
          <table:table-cell table:formula="of:=[.I11]-[.M11]" office:value-type="float" office:value="126.058420662816" calcext:value-type="float">
            <text:p>126.058420662816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5" office:value-type="float" office:value="0.4841686" calcext:value-type="float">
            <text:p>4.84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1426" calcext:value-type="float">
            <text:p>6.50E-01</text:p>
          </table:table-cell>
          <table:table-cell table:style-name="ce6" table:formula="of:=([.G12]-[.F12])*1000" office:value-type="float" office:value="115.8314" calcext:value-type="float">
            <text:p>115.8314</text:p>
          </table:table-cell>
          <table:table-cell table:style-name="ce5" table:formula="of:=([.H12]-[.F12])*1000" office:value-type="float" office:value="165.974" calcext:value-type="float">
            <text:p>1.66E+02</text:p>
          </table:table-cell>
          <table:table-cell table:formula="of:=([.F12]-[.F13])*100/[.F12]" office:value-type="float" office:value="-0.939115010762773" calcext:value-type="float">
            <text:p>-0.939115010762773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2]/[.L12]-100000)/1000/1000" office:value-type="float" office:value="-0.100120566664954" calcext:value-type="float">
            <text:p>-0.100120566664954</text:p>
          </table:table-cell>
          <table:table-cell table:formula="of:=[.I12]-[.M12]" office:value-type="float" office:value="115.931520566665" calcext:value-type="float">
            <text:p>115.931520566665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5" office:value-type="float" office:value="0.4887155" calcext:value-type="float">
            <text:p>4.89E-01</text:p>
          </table:table-cell>
          <table:table-cell table:style-name="ce5" office:value-type="float" office:value="0.6" calcext:value-type="float">
            <text:p>6.00E-01</text:p>
          </table:table-cell>
          <table:table-cell table:style-name="ce5" office:value-type="float" office:value="0.6504412" calcext:value-type="float">
            <text:p>6.50E-01</text:p>
          </table:table-cell>
          <table:table-cell table:style-name="ce6" table:formula="of:=([.G13]-[.F13])*1000" office:value-type="float" office:value="111.2845" calcext:value-type="float">
            <text:p>111.2845</text:p>
          </table:table-cell>
          <table:table-cell table:style-name="ce5" table:formula="of:=([.H13]-[.F13])*1000" office:value-type="float" office:value="161.7257" calcext:value-type="float">
            <text:p>1.62E+02</text:p>
          </table:table-cell>
          <table:table-cell table:formula="of:=([.F13]-[.F14])*100/[.F13]" office:value-type="float" office:value="100" calcext:value-type="float">
            <text:p>100</text:p>
          </table:table-cell>
          <table:table-cell table:formula="of:=1*0.22*0.09*2" office:value-type="float" office:value="0.0396" calcext:value-type="float">
            <text:p>0.0396</text:p>
          </table:table-cell>
          <table:table-cell table:formula="of:=(-[.C13]/[.L13]-100000)/1000/1000" office:value-type="float" office:value="-0.100120632349765" calcext:value-type="float">
            <text:p>-0.100120632349765</text:p>
          </table:table-cell>
          <table:table-cell table:formula="of:=[.I13]-[.M13]" office:value-type="float" office:value="111.38462063235" calcext:value-type="float">
            <text:p>111.38462063235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5" table:number-columns-repeated="5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lls</text:p>
          </table:table-cell>
          <table:table-cell table:number-columns-repeated="4"/>
          <table:table-cell office:value-type="string" calcext:value-type="string">
            <text:p>total p out [Pa]</text:p>
          </table:table-cell>
          <table:table-cell/>
          <table:table-cell office:value-type="string" calcext:value-type="string">
            <text:p>Cells</text:p>
          </table:table-cell>
          <table:table-cell office:value-type="string" calcext:value-type="string">
            <text:p>Power Pressure</text:p>
          </table:table-cell>
          <table:table-cell office:value-type="string" calcext:value-type="string">
            <text:p>Power Tau</text:p>
          </table:table-cell>
          <table:table-cell office:value-type="string" calcext:value-type="string">
            <text:p>Power To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28" calcext:value-type="float">
            <text:p>10328</text:p>
          </table:table-cell>
          <table:table-cell office:value-type="float" office:value="20" calcext:value-type="float">
            <text:p>20</text:p>
          </table:table-cell>
          <table:table-cell table:formula="of:=([.I8]-[.I9])/[.$I$8]*100" office:value-type="float" office:value="1.87403814584399" calcext:value-type="float">
            <text:p>1.87403814584399</text:p>
          </table:table-cell>
          <table:table-cell table:formula="of:=-([.F8]-[.F9])/[.F8]*100" office:value-type="float" office:value="0.582311713714797" calcext:value-type="float">
            <text:p>0.582311713714797</text:p>
          </table:table-cell>
          <table:table-cell/>
          <table:table-cell table:style-name="ce5" table:formula="of:=[.F8]*1000" office:value-type="float" office:value="457.7617" calcext:value-type="float">
            <text:p>4.58E+02</text:p>
          </table:table-cell>
          <table:table-cell/>
          <table:table-cell office:value-type="float" office:value="10328" calcext:value-type="float">
            <text:p>10328</text:p>
          </table:table-cell>
          <table:table-cell office:value-type="float" office:value="5.28089293932" calcext:value-type="float">
            <text:p>5.28089293932</text:p>
          </table:table-cell>
          <table:table-cell office:value-type="float" office:value="-0.105095414147" calcext:value-type="float">
            <text:p>-0.105095414147</text:p>
          </table:table-cell>
          <table:table-cell office:value-type="float" office:value="5.17579752517" calcext:value-type="float">
            <text:p>5.175797525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4066" calcext:value-type="float">
            <text:p>24066</text:p>
          </table:table-cell>
          <table:table-cell office:value-type="float" office:value="40" calcext:value-type="float">
            <text:p>40</text:p>
          </table:table-cell>
          <table:table-cell table:formula="of:=([.I9]-[.I10])/[.$I$8]*100" office:value-type="float" office:value="3.75925471550209" calcext:value-type="float">
            <text:p>3.75925471550209</text:p>
          </table:table-cell>
          <table:table-cell table:formula="of:=-([.F9]-[.F10])/[.F9]*100" office:value-type="float" office:value="1.16133426493173" calcext:value-type="float">
            <text:p>1.16133426493173</text:p>
          </table:table-cell>
          <table:table-cell/>
          <table:table-cell table:style-name="ce5" table:formula="of:=[.F9]*1000" office:value-type="float" office:value="460.4273" calcext:value-type="float">
            <text:p>4.60E+02</text:p>
          </table:table-cell>
          <table:table-cell/>
          <table:table-cell office:value-type="float" office:value="24066" calcext:value-type="float">
            <text:p>24066</text:p>
          </table:table-cell>
          <table:table-cell office:value-type="float" office:value="5.06527748096" calcext:value-type="float">
            <text:p>5.06527748096</text:p>
          </table:table-cell>
          <table:table-cell office:value-type="float" office:value="-0.182382010202" calcext:value-type="float">
            <text:p>-0.182382010202</text:p>
          </table:table-cell>
          <table:table-cell office:value-type="float" office:value="4.88289547076" calcext:value-type="float">
            <text:p>4.882895470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0462" calcext:value-type="float">
            <text:p>40462</text:p>
          </table:table-cell>
          <table:table-cell office:value-type="float" office:value="60" calcext:value-type="float">
            <text:p>60</text:p>
          </table:table-cell>
          <table:table-cell table:formula="of:=([.I10]-[.I11])/[.$I$8]*100" office:value-type="float" office:value="5.81228825147657" calcext:value-type="float">
            <text:p>5.81228825147657</text:p>
          </table:table-cell>
          <table:table-cell table:formula="of:=-([.F10]-[.F11])/[.F10]*100" office:value-type="float" office:value="1.77495800542065" calcext:value-type="float">
            <text:p>1.77495800542065</text:p>
          </table:table-cell>
          <table:table-cell/>
          <table:table-cell table:style-name="ce5" table:formula="of:=[.F10]*1000" office:value-type="float" office:value="465.7744" calcext:value-type="float">
            <text:p>4.66E+02</text:p>
          </table:table-cell>
          <table:table-cell/>
          <table:table-cell office:value-type="float" office:value="40462" calcext:value-type="float">
            <text:p>40462</text:p>
          </table:table-cell>
          <table:table-cell office:value-type="float" office:value="5.01044094652" calcext:value-type="float">
            <text:p>5.01044094652</text:p>
          </table:table-cell>
          <table:table-cell office:value-type="float" office:value="-0.189233474945" calcext:value-type="float">
            <text:p>-0.189233474945</text:p>
          </table:table-cell>
          <table:table-cell office:value-type="float" office:value="4.82120747157" calcext:value-type="float">
            <text:p>4.8212074715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8877" calcext:value-type="float">
            <text:p>58877</text:p>
          </table:table-cell>
          <table:table-cell office:value-type="float" office:value="80" calcext:value-type="float">
            <text:p>80</text:p>
          </table:table-cell>
          <table:table-cell table:formula="of:=([.I11]-[.I12])/[.$I$8]*100" office:value-type="float" office:value="7.11967170586262" calcext:value-type="float">
            <text:p>7.11967170586262</text:p>
          </table:table-cell>
          <table:table-cell table:formula="of:=-([.F11]-[.F12])/[.F11]*100" office:value-type="float" office:value="2.13628885391307" calcext:value-type="float">
            <text:p>2.13628885391307</text:p>
          </table:table-cell>
          <table:table-cell/>
          <table:table-cell table:style-name="ce5" table:formula="of:=[.F11]*1000" office:value-type="float" office:value="474.0417" calcext:value-type="float">
            <text:p>4.74E+02</text:p>
          </table:table-cell>
          <table:table-cell/>
          <table:table-cell office:value-type="float" office:value="58877" calcext:value-type="float">
            <text:p>58877</text:p>
          </table:table-cell>
          <table:table-cell office:value-type="float" office:value="4.95804718912" calcext:value-type="float">
            <text:p>4.95804718912</text:p>
          </table:table-cell>
          <table:table-cell office:value-type="float" office:value="-0.179799657364" calcext:value-type="float">
            <text:p>-0.179799657364</text:p>
          </table:table-cell>
          <table:table-cell office:value-type="float" office:value="4.77824753176" calcext:value-type="float">
            <text:p>4.7782475317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03384" calcext:value-type="float">
            <text:p>103384</text:p>
          </table:table-cell>
          <table:table-cell office:value-type="float" office:value="120" calcext:value-type="float">
            <text:p>120</text:p>
          </table:table-cell>
          <table:table-cell table:formula="of:=([.I12]-[.I13])/[.$I$8]*100" office:value-type="float" office:value="3.19667768807699" calcext:value-type="float">
            <text:p>3.19667768807699</text:p>
          </table:table-cell>
          <table:table-cell table:formula="of:=-([.F12]-[.F13])/[.F12]*100" office:value-type="float" office:value="0.939115010762773" calcext:value-type="float">
            <text:p>0.939115010762773</text:p>
          </table:table-cell>
          <table:table-cell/>
          <table:table-cell table:style-name="ce5" table:formula="of:=[.F12]*1000" office:value-type="float" office:value="484.1686" calcext:value-type="float">
            <text:p>4.84E+02</text:p>
          </table:table-cell>
          <table:table-cell/>
          <table:table-cell office:value-type="float" office:value="103384" calcext:value-type="float">
            <text:p>103384</text:p>
          </table:table-cell>
          <table:table-cell office:value-type="float" office:value="4.94884244278" calcext:value-type="float">
            <text:p>4.94884244278</text:p>
          </table:table-cell>
          <table:table-cell office:value-type="float" office:value="-0.174402510614" calcext:value-type="float">
            <text:p>-0.174402510614</text:p>
          </table:table-cell>
          <table:table-cell office:value-type="float" office:value="4.77443993217" calcext:value-type="float">
            <text:p>4.7744399321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6791" calcext:value-type="float">
            <text:p>156791</text:p>
          </table:table-cell>
          <table:table-cell office:value-type="float" office:value="160" calcext:value-type="float">
            <text:p>160</text:p>
          </table:table-cell>
          <table:table-cell table:formula="of:=([.I13]-[.I14])/[.$I$8]*100" office:value-type="float" office:value="78.2380694932377" calcext:value-type="float">
            <text:p>78.2380694932377</text:p>
          </table:table-cell>
          <table:table-cell table:formula="of:=-([.F13]-[.F14])/[.F13]*100" office:value-type="float" office:value="-100" calcext:value-type="float">
            <text:p>-100</text:p>
          </table:table-cell>
          <table:table-cell/>
          <table:table-cell table:style-name="ce5" table:formula="of:=[.F13]*1000" office:value-type="float" office:value="488.7155" calcext:value-type="float">
            <text:p>4.89E+02</text:p>
          </table:table-cell>
          <table:table-cell/>
          <table:table-cell office:value-type="float" office:value="156791" calcext:value-type="float">
            <text:p>156791</text:p>
          </table:table-cell>
          <table:table-cell office:value-type="float" office:value="4.94740087658" calcext:value-type="float">
            <text:p>4.94740087658</text:p>
          </table:table-cell>
          <table:table-cell office:value-type="float" office:value="-0.170359825876" calcext:value-type="float">
            <text:p>-0.170359825876</text:p>
          </table:table-cell>
          <table:table-cell office:value-type="float" office:value="4.7770410507" calcext:value-type="float">
            <text:p>4.777041050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Default" office:value-type="string" calcext:value-type="string">
            <text:p>cells</text:p>
          </table:table-cell>
          <table:table-cell table:style-name="Default" office:value-type="string" calcext:value-type="string">
            <text:p>pT drop useful</text:p>
          </table:table-cell>
          <table:table-cell table:style-name="Default" office:value-type="string" calcext:value-type="string">
            <text:p>pT drop loss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table:style-name="Default" table:formula="of:=[.B8]" office:value-type="float" office:value="10328" calcext:value-type="float">
            <text:p>10328</text:p>
          </table:table-cell>
          <table:table-cell table:style-name="Default" table:formula="of:=[.C8]/[.$C$28]" office:value-type="float" office:value="130.701957706313" calcext:value-type="float">
            <text:p>130.701957706313</text:p>
          </table:table-cell>
          <table:table-cell table:style-name="Default" table:formula="of:=[.J8]-[.E27]" office:value-type="float" office:value="63.6984422936868" calcext:value-type="float">
            <text:p>63.6984422936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1*0.09*2*0.22" office:value-type="float" office:value="0.0396" calcext:value-type="float">
            <text:p>0.0396</text:p>
          </table:table-cell>
          <table:table-cell table:style-name="Default" table:formula="of:=[.B9]" office:value-type="float" office:value="24066" calcext:value-type="float">
            <text:p>24066</text:p>
          </table:table-cell>
          <table:table-cell table:style-name="Default" table:formula="of:=[.C9]/[.$C$28]" office:value-type="float" office:value="123.305441180808" calcext:value-type="float">
            <text:p>123.305441180808</text:p>
          </table:table-cell>
          <table:table-cell table:style-name="Default" table:formula="of:=[.J9]-[.E28]" office:value-type="float" office:value="60.3548588191919" calcext:value-type="float">
            <text:p>60.3548588191919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0]" office:value-type="float" office:value="40462" calcext:value-type="float">
            <text:p>40462</text:p>
          </table:table-cell>
          <table:table-cell table:style-name="Default" table:formula="of:=[.C10]/[.$C$28]" office:value-type="float" office:value="121.747663423485" calcext:value-type="float">
            <text:p>121.747663423485</text:p>
          </table:table-cell>
          <table:table-cell table:style-name="Default" table:formula="of:=[.J10]-[.E29]" office:value-type="float" office:value="57.9094365765152" calcext:value-type="float">
            <text:p>57.909436576515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1]" office:value-type="float" office:value="58877" calcext:value-type="float">
            <text:p>58877</text:p>
          </table:table-cell>
          <table:table-cell table:style-name="Default" table:formula="of:=[.C11]/[.$C$28]" office:value-type="float" office:value="120.662816458586" calcext:value-type="float">
            <text:p>120.662816458586</text:p>
          </table:table-cell>
          <table:table-cell table:style-name="Default" table:formula="of:=[.J11]-[.E30]" office:value-type="float" office:value="52.8009835414141" calcext:value-type="float">
            <text:p>52.800983541414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2]" office:value-type="float" office:value="103384" calcext:value-type="float">
            <text:p>103384</text:p>
          </table:table-cell>
          <table:table-cell table:style-name="Default" table:formula="of:=[.C12]/[.$C$28]" office:value-type="float" office:value="120.566664953788" calcext:value-type="float">
            <text:p>120.566664953788</text:p>
          </table:table-cell>
          <table:table-cell table:style-name="Default" table:formula="of:=[.J12]-[.E31]" office:value-type="float" office:value="45.4073350462121" calcext:value-type="float">
            <text:p>45.407335046212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 table:formula="of:=[.B13]" office:value-type="float" office:value="156791" calcext:value-type="float">
            <text:p>156791</text:p>
          </table:table-cell>
          <table:table-cell table:style-name="Default" table:formula="of:=[.C13]/[.$C$28]" office:value-type="float" office:value="120.632349765152" calcext:value-type="float">
            <text:p>120.632349765152</text:p>
          </table:table-cell>
          <table:table-cell table:style-name="Default" table:formula="of:=[.J13]-[.E32]" office:value-type="float" office:value="41.0933502348485" calcext:value-type="float">
            <text:p>41.093350234848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 style:data-style-name="N2" text:time-value="09:11:53.804550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30T09:17:44.402068037</dc:date>
    <meta:editing-duration>PT1H41M21S</meta:editing-duration>
    <meta:editing-cycles>16</meta:editing-cycles>
    <meta:generator>LibreOffice/6.0.5.2$Linux_X86_64 LibreOffice_project/00m0$Build-2</meta:generator>
    <meta:document-statistic meta:table-count="1" meta:cell-count="18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4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3.145cm" svg:y="0.338cm" chart:style-name="ch2">
          <text:p>Total pressure at outlet patch  (2.4 seconds)</text:p>
        </chart:title>
        <chart:plot-area chart:style-name="ch3" table:cell-range-address="Sheet1.B8:Sheet1.B13 Sheet1.G18:Sheet1.G23" svg:x="1.263cm" svg:y="1.242cm" svg:width="13.674cm" svg:height="7.787cm">
          <chartooo:coordinate-region svg:x="2.07cm" svg:y="1.402cm" svg:width="12.3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G18:Sheet1.G2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457.7617">
                <text:p>457.7617</text:p>
                <draw:g>
                  <svg:desc>Sheet1.G18:Sheet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60.4273">
                <text:p>460.4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65.7744">
                <text:p>465.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74.0417">
                <text:p>474.0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84.1686">
                <text:p>484.16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88.7155">
                <text:p>488.7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E7:Sheet1.E14" chart:data-source-has-labels="row" svg:x="0.319cm" svg:y="0.18cm" svg:width="12.296cm" svg:height="8.645cm">
          <chartooo:coordinate-region svg:x="1.231cm" svg:y="0.34cm" svg:width="10.827cm" svg:height="7.9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18:Sheet1.B2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17:Sheet1.B24 Sheet1.F7:Sheet1.F14" chart:data-source-has-labels="row" svg:x="0.32cm" svg:y="0.18cm" svg:width="12.481cm" svg:height="8.64cm">
          <chartooo:coordinate-region svg:x="1.232cm" svg:y="0.34cm" svg:width="11.013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17:Sheet1.B2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7:Sheet1.B2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77617">
                <text:p>0.4577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18:Sheet1.B24 Sheet1.I7:Sheet1.I14" chart:data-source-has-labels="row" svg:x="0.319cm" svg:y="0.18cm" svg:width="12.296cm" svg:height="8.645cm">
          <chartooo:coordinate-region svg:x="0.94cm" svg:y="0.34cm" svg:width="10.933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8:Sheet1.I14" chart:label-cell-address="Sheet1.I7:Sheet1.I7" chart:class="chart:scatter">
            <chart:domain table:cell-range-address="Sheet1.B18:Sheet1.B2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18:Sheet1.B24</svg:desc>
                </draw:g>
              </table:table-cell>
              <table:table-cell office:value-type="float" office:value="142.2383">
                <text:p>142.2383</text:p>
                <draw:g>
                  <svg:desc>Sheet1.I8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2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084cm" svg:y="0.338cm" chart:style-name="ch2">
          <text:p>Total pressure drop at 2.4 seconds</text:p>
        </chart:title>
        <chart:plot-area chart:style-name="ch3" table:cell-range-address="Sheet1.B8:Sheet1.B13 Sheet1.J8:Sheet1.J13" svg:x="1.263cm" svg:y="1.242cm" svg:width="13.674cm" svg:height="7.787cm">
          <chartooo:coordinate-region svg:x="2.07cm" svg:y="1.242cm" svg:width="12.3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J8:Sheet1.J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94.4004">
                <text:p>194.4004</text:p>
                <draw:g>
                  <svg:desc>Sheet1.J8:Sheet1.J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83.6603">
                <text:p>183.6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79.6571">
                <text:p>179.6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73.4638">
                <text:p>173.4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65.974">
                <text:p>165.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61.7257">
                <text:p>161.72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812cm" svg:y="0.338cm" chart:style-name="ch2">
          <text:p>Mean Power of the last turn</text:p>
        </chart:title>
        <chart:plot-area chart:style-name="ch3" table:cell-range-address="Sheet1.B8:Sheet1.C13" svg:x="1.263cm" svg:y="1.242cm" svg:width="13.674cm" svg:height="7.787cm">
          <chartooo:coordinate-region svg:x="1.99cm" svg:y="1.402cm" svg:width="12.391cm" svg:height="7.05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5.92cm" chart:style-name="ch7">
              <text:p>Power [W]</text:p>
            </chart:title>
            <chart:grid chart:style-name="ch8" chart:class="major"/>
          </chart:axis>
          <chart:series chart:style-name="ch9" chart:values-cell-range-address="Sheet1.C8:Sheet1.C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5.17579752517">
                <text:p>5.17579752517</text:p>
                <draw:g>
                  <svg:desc>Sheet1.C8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50" chart:maximum="2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2.536cm" svg:y="0.338cm" chart:style-name="ch2">
          <text:p>Total pressure drop at 2.4 seconds (constant inlet)</text:p>
        </chart:title>
        <chart:plot-area chart:style-name="ch3" table:cell-range-address="Sheet1.B8:Sheet1.B13 Sheet1.I8:Sheet1.I13" svg:x="1.263cm" svg:y="1.242cm" svg:width="13.674cm" svg:height="7.787cm">
          <chartooo:coordinate-region svg:x="1.884cm" svg:y="1.242cm" svg:width="12.311cm" svg:height="7.219cm"/>
          <chart:axis chart:dimension="x" chart:name="primary-x" chart:style-name="ch4">
            <chart:title svg:x="7.077cm" svg:y="9.232cm" chart:style-name="ch5">
              <text:p>Cells number</text:p>
            </chart:title>
          </chart:axis>
          <chart:axis chart:dimension="y" chart:name="primary-y" chart:style-name="ch6">
            <chart:title svg:x="0.451cm" svg:y="6.78cm" chart:style-name="ch7">
              <text:p>Relative pressure [Pa]</text:p>
            </chart:title>
            <chart:grid chart:style-name="ch8" chart:class="major"/>
          </chart:axis>
          <chart:series chart:style-name="ch9" chart:values-cell-range-address="Sheet1.I8:Sheet1.I13" chart:class="chart:scatter">
            <chart:domain table:cell-range-address="Sheet1.B8:Sheet1.B13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3</svg:desc>
                </draw:g>
              </table:table-cell>
              <table:table-cell office:value-type="float" office:value="142.2383">
                <text:p>142.2383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39.5727">
                <text:p>139.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34.2256">
                <text:p>134.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25.9583">
                <text:p>125.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15.8314">
                <text:p>115.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11.2845">
                <text:p>111.28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66b3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color="#ef413d"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legend svg:x="8.37cm" svg:y="2.161cm" style:legend-expansion="custom" chartooo:width="4.266cm" chartooo:height="1.007cm" style:legend-expansion-aspect-ratio="4.23634558093347" chart:style-name="ch3"/>
        <chart:plot-area chart:style-name="ch4" table:cell-range-address="Sheet1.I18:Sheet1.K23 Sheet1.J17:Sheet1.K17" chart:data-source-has-labels="row" svg:x="1.056cm" svg:y="0.878cm" svg:width="13.091cm" svg:height="8.395cm">
          <chartooo:coordinate-region svg:x="1.783cm" svg:y="1.039cm" svg:width="11.345cm" svg:height="7.666cm"/>
          <chart:axis chart:dimension="x" chart:name="primary-x" chart:style-name="ch5">
            <chart:title svg:x="6.578cm" svg:y="9.476cm" chart:style-name="ch6">
              <text:p>Cells number</text:p>
            </chart:title>
          </chart:axis>
          <chart:axis chart:dimension="y" chart:name="primary-y" chart:style-name="ch7">
            <chart:title svg:x="0.244cm" svg:y="6.654cm" chart:style-name="ch8">
              <text:p>Power (Pressure) [W]</text:p>
            </chart:title>
            <chart:grid chart:style-name="ch9" chart:class="major"/>
          </chart:axis>
          <chart:axis chart:dimension="y" chart:name="secondary-y" chart:style-name="ch10">
            <chart:title svg:x="14.451cm" svg:y="6.442cm" chart:style-name="ch8">
              <text:p>Power (Shear) [W]</text:p>
            </chart:title>
          </chart:axis>
          <chart:series chart:attached-axis="primary-y" chart:style-name="ch11" chart:values-cell-range-address="Sheet1.J18:Sheet1.J23" chart:label-cell-address="Sheet1.J17:Sheet1.J17" chart:class="chart:scatter">
            <chart:domain table:cell-range-address="Sheet1.I18:Sheet1.I23"/>
            <chart:data-point chart:repeated="6"/>
          </chart:series>
          <chart:series chart:attached-axis="secondary-y" chart:style-name="ch12" chart:values-cell-range-address="Sheet1.K18:Sheet1.K23" chart:label-cell-address="Sheet1.K17:Sheet1.K17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Power Pressure</text:p>
                <draw:g>
                  <svg:desc>Sheet1.J17:Sheet1.J17</svg:desc>
                </draw:g>
              </table:table-cell>
              <table:table-cell office:value-type="string">
                <text:p>Power Tau</text:p>
                <draw:g>
                  <svg:desc>Sheet1.K17:Sheet1.K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I18:Sheet1.I23</svg:desc>
                </draw:g>
              </table:table-cell>
              <table:table-cell office:value-type="float" office:value="5.28089293932">
                <text:p>5.28089293932</text:p>
                <draw:g>
                  <svg:desc>Sheet1.J18:Sheet1.J23</svg:desc>
                </draw:g>
              </table:table-cell>
              <table:table-cell office:value-type="float" office:value="-0.105095414147">
                <text:p>-0.105095414147</text:p>
                <draw:g>
                  <svg:desc>Sheet1.K18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5.06527748096">
                <text:p>5.06527748096</text:p>
              </table:table-cell>
              <table:table-cell office:value-type="float" office:value="-0.182382010202">
                <text:p>-0.182382010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.01044094652">
                <text:p>5.01044094652</text:p>
              </table:table-cell>
              <table:table-cell office:value-type="float" office:value="-0.189233474945">
                <text:p>-0.189233474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95804718912">
                <text:p>4.95804718912</text:p>
              </table:table-cell>
              <table:table-cell office:value-type="float" office:value="-0.179799657364">
                <text:p>-0.17979965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94884244278">
                <text:p>4.94884244278</text:p>
              </table:table-cell>
              <table:table-cell office:value-type="float" office:value="-0.174402510614">
                <text:p>-0.174402510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94740087658">
                <text:p>4.94740087658</text:p>
              </table:table-cell>
              <table:table-cell office:value-type="float" office:value="-0.170359825876">
                <text:p>-0.1703598258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1cm" svg:y="4.24cm" style:legend-expansion="high" chart:style-name="ch2"/>
        <chart:plot-area chart:style-name="ch3" table:cell-range-address="Sheet1.D26:Sheet1.D32 Sheet1.F26:Sheet1.F32" chart:data-source-has-labels="row" svg:x="1.261cm" svg:y="0.329cm" svg:width="11.74cm" svg:height="8.639cm">
          <chartooo:coordinate-region svg:x="1.882cm" svg:y="0.489cm" svg:width="10.562cm" svg:height="7.9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7:Sheet1.F32" chart:label-cell-address="Sheet1.F26:Sheet1.F26" chart:class="chart:scatter">
            <chart:domain table:cell-range-address="Sheet1.D27:Sheet1.D3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T drop losses</text:p>
                <draw:g>
                  <svg:desc>Sheet1.F26:Sheet1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D27:Sheet1.D32</svg:desc>
                </draw:g>
              </table:table-cell>
              <table:table-cell office:value-type="float" office:value="63.6984422936868">
                <text:p>63.6984422936868</text:p>
                <draw:g>
                  <svg:desc>Sheet1.F27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60.3548588191919">
                <text:p>60.3548588191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57.9094365765152">
                <text:p>57.909436576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52.8009835414141">
                <text:p>52.8009835414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5.4073350462121">
                <text:p>45.4073350462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1.0933502348485">
                <text:p>41.09335023484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